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12_8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1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A. J. Mitchell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2 March 1855</text:p>
      <text:p text:style-name="P2">Month<text:tab/><text:tab/><text:tab/><text:tab/><text:tab/><text:tab/>March</text:p>
      <text:p text:style-name="P2">Year<text:tab/><text:tab/><text:tab/><text:tab/><text:tab/><text:tab/>1855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text:tab/> <text:s text:c="2"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4"><text:span text:style-name="T1">Monday 12</text:span><text:span text:style-name="T2">th</text:span><text:span text:style-name="T1"> March/</text:span></text:p>
      <text:p text:style-name="P4"><text:span text:style-name="T1">55/</text:span></text:p>
      <text:p text:style-name="P2"><text:span text:style-name="T1">Revd. S. Morais./</text:span></text:p>
      <text:p text:style-name="P2"><text:span text:style-name="T1"><text:tab/>Esteemed Friend/</text:span></text:p>
      <text:p text:style-name="P2"><text:span text:style-name="T1"><text:tab/><text:tab/>My dear/ mother being confined to/ her bed &amp; unable to/ address you, requests me/ to acknowledge receipt/ of your kind note, with/ her best wishes to your-/-self &amp; dear Clara; to/ whom I enclose a few/ lines, which I beg you/ will consider in answer/</text:span></text:p>
      <text:p text:style-name="P2"><text:span text:style-name="T1"/></text:p>
      <text:p text:style-name="P2"><text:span text:style-name="T1">[Page 2]</text:span></text:p>
      <text:p text:style-name="P2"><text:span text:style-name="T1">also to yours, Mr Mitchell/ having left the city./</text:span></text:p>
      <text:p text:style-name="P2"><text:span text:style-name="T1"><text:tab/>With best wishes/</text:span></text:p>
      <text:p text:style-name="P2"><text:span text:style-name="T1"><text:tab/><text:tab/>Respectfully/</text:span></text:p>
      <text:p text:style-name="P2"><text:span text:style-name="T1"><text:tab/><text:tab/>A. J. Mitchell/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4-22T09:41:49</meta:creation-date>
    <dc:date>2009-04-22T09:45:31</dc:date>
    <dc:language>en-US</dc:language>
    <meta:editing-cycles>2</meta:editing-cycles>
    <meta:editing-duration>PT3M4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1" meta:word-count="234" meta:character-count="1674"/>
  </office:meta>
</office:document-meta>
</file>